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Object.TestObject( String name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Object.getSpo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bject.setSpouse( TestObject spo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bject.Tes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Object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bject.absquatu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Obje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bject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bjec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bject.compareTo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